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8.00pt" fo:font-weight="normal" fo:font-family="'Times New Roman'" style:font-family-asian="'Times New Roman'" style:font-family-complex="'Times New Roman'" fo:background-color="transparent" fo:color="#30211f"/>
    </style:style>
    <style:style style:name="P1" style:family="paragraph">
      <style:paragraph-properties fo:line-height="100.00%" fo:text-align="left" fo:margin-top="2.25pt" fo:margin-bottom="4.50pt"/>
    </style:style>
  </office:automatic-styles>
  <office:body>
    <office:text>
      <text:p text:style-name="P1"><text:span text:style-name="T1"/></text:p>
      <text:p text:style-name="P1"><text:span text:style-name="T2">EMERAUDE DEPUSSAY</text:span></text:p>
      <text:p text:style-name="P1"><text:span text:style-name="T2">38 route de Connere<text:line-break/><text:line-break/>72160 THORIGNE SUR DUE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